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1.331cm" fo:min-width="1.081cm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1.331cm" fo:min-width="1.067cm"/>
    </style:style>
    <style:style style:name="gr3" style:family="graphic" style:parent-style-name="standard">
      <style:graphic-properties draw:fill="solid" draw:fill-color="#ffd320" draw:textarea-horizontal-align="justify" draw:textarea-vertical-align="middle" draw:auto-grow-height="false" fo:min-height="0.69cm" fo:min-width="0.911cm"/>
    </style:style>
    <style:style style:name="gr4" style:family="graphic" style:parent-style-name="standard">
      <style:graphic-properties draw:fill="solid" draw:fill-color="#ffd320" draw:textarea-horizontal-align="justify" draw:textarea-vertical-align="middle" draw:auto-grow-height="false" fo:min-height="0.69cm" fo:min-width="0.911cm"/>
    </style:style>
    <style:style style:name="gr5" style:family="graphic" style:parent-style-name="Object_20_with_20_no_20_fill_20_and_20_no_20_line">
      <style:graphic-properties draw:textarea-vertical-align="middle" draw:ole-draw-aspect="1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235cm" svg:height="2.235cm" svg:x="4.822cm" svg:y="9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2.235cm" svg:height="2.235cm" svg:x="12.997cm" svg:y="9.9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2.235cm" svg:height="2.235cm" svg:x="8.635cm" svg:y="13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2" draw:id="id12" draw:layer="layout" svg:width="2.235cm" svg:height="2.235cm" svg:x="8.64cm" svg:y="5.0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5" draw:id="id15" draw:layer="layout" svg:width="2.215cm" svg:height="2.235cm" svg:x="14.09cm" svg:y="15.0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xml:id="id3" draw:id="id3" draw:layer="layout" svg:width="1.411cm" svg:height="0.94cm" svg:x="1.973cm" svg:y="10.54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1.411cm" svg:height="0.94cm" svg:x="2.028cm" svg:y="12.1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0" draw:id="id10" draw:layer="layout" svg:width="1.411cm" svg:height="0.94cm" svg:x="16.179cm" svg:y="9.7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8" draw:id="id8" draw:layer="layout" svg:width="1.411cm" svg:height="0.94cm" svg:x="16.158cm" svg:y="11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3" draw:id="id13" draw:layer="layout" svg:width="1.411cm" svg:height="0.94cm" svg:x="12.263cm" svg:y="4.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11" draw:id="id11" draw:layer="layout" svg:width="1.411cm" svg:height="0.94cm" svg:x="12.242cm" svg:y="6.6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6" draw:id="id6" draw:layer="layout" svg:width="1.411cm" svg:height="0.94cm" svg:x="8.02cm" svg:y="16.329cm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1" xml:id="id14" draw:id="id14" draw:layer="layout" svg:width="1.411cm" svg:height="0.94cm" svg:x="14.699cm" svg:y="18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7" draw:id="id7" draw:layer="layout" svg:width="1.411cm" svg:height="0.94cm" svg:x="9.761cm" svg:y="16.36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4" draw:id="id4" draw:layer="layout" svg:width="1.411cm" svg:height="0.94cm" svg:x="1.953cm" svg:y="9.10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" draw:layer="layout" svg:width="0.648cm" svg:height="0.53cm" svg:x="2.402cm" svg:y="9.29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text-style-name="P1" draw:layer="layout" svg:width="0.648cm" svg:height="0.53cm" svg:x="2.371cm" svg:y="10.76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text-style-name="P1" draw:layer="layout" svg:width="0.648cm" svg:height="0.53cm" svg:x="2.402cm" svg:y="12.36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text-style-name="P1" draw:layer="layout" svg:width="0.669cm" svg:height="0.53cm" svg:x="8.37cm" svg:y="16.55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text-style-name="P1" draw:layer="layout" svg:width="0.648cm" svg:height="0.53cm" svg:x="10.155cm" svg:y="16.613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text-style-name="P1" draw:layer="layout" svg:width="0.648cm" svg:height="0.53cm" svg:x="15.2cm" svg:y="18.859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5" draw:text-style-name="P1" draw:layer="layout" svg:width="0.648cm" svg:height="0.53cm" svg:x="16.554cm" svg:y="11.75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text-style-name="P1" draw:layer="layout" svg:width="0.648cm" svg:height="0.375cm" svg:x="16.554cm" svg:y="10.153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text-style-name="P1" draw:layer="layout" svg:width="0.648cm" svg:height="0.53cm" svg:x="12.616cm" svg:y="6.889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text-style-name="P1" draw:layer="layout" svg:width="0.78cm" svg:height="0.53cm" svg:x="12.678cm" svg:y="5.136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onnector draw:style-name="gr6" draw:text-style-name="P1" draw:layer="layout" draw:type="curve" svg:x1="4.822cm" svg:y1="10.78cm" svg:x2="3.439cm" svg:y2="12.596cm" draw:start-shape="id1" draw:start-glue-point="6" draw:end-shape="id2" draw:end-glue-point="1" svg:d="M4822 10780c-1038 0-347 1816-1383 1816" svg:viewBox="0 0 1384 1817">
          <text:p/>
        </draw:connector>
        <draw:connector draw:style-name="gr6" draw:text-style-name="P1" draw:layer="layout" draw:type="curve" svg:x1="4.822cm" svg:y1="10.78cm" svg:x2="3.384cm" svg:y2="11.016cm" draw:start-shape="id1" draw:start-glue-point="6" draw:end-shape="id3" draw:end-glue-point="1" svg:d="M4822 10780c-1080 0-361 236-1438 236" svg:viewBox="0 0 1439 237">
          <text:p/>
        </draw:connector>
        <draw:connector draw:style-name="gr6" draw:text-style-name="P1" draw:layer="layout" draw:type="curve" svg:x1="4.822cm" svg:y1="10.78cm" svg:x2="3.364cm" svg:y2="9.574cm" draw:start-shape="id1" draw:start-glue-point="6" draw:end-shape="id4" draw:end-glue-point="1" svg:d="M4822 10780c-1095 0-366-1206-1458-1206" svg:viewBox="0 0 1459 1207">
          <text:p/>
        </draw:connector>
        <draw:connector draw:style-name="gr6" draw:text-style-name="P1" draw:layer="layout" draw:type="curve" svg:x1="9.753cm" svg:y1="15.46cm" svg:x2="8.725cm" svg:y2="16.329cm" draw:start-shape="id5" draw:start-glue-point="8" draw:end-shape="id6" draw:end-glue-point="0" svg:d="M9753 15460c0 652-1028 218-1028 869" svg:viewBox="0 0 1029 870">
          <text:p/>
        </draw:connector>
        <draw:connector draw:style-name="gr6" draw:text-style-name="P1" draw:layer="layout" draw:type="curve" svg:x1="9.753cm" svg:y1="15.46cm" svg:x2="10.466cm" svg:y2="16.368cm" draw:start-shape="id5" draw:start-glue-point="8" draw:end-shape="id7" draw:end-glue-point="0" svg:d="M9753 15460c0 681 713 227 713 908" svg:viewBox="0 0 714 909">
          <text:p/>
        </draw:connector>
        <draw:connector draw:style-name="gr6" draw:text-style-name="P1" draw:layer="layout" draw:type="curve" svg:x1="16.158cm" svg:y1="11.961cm" svg:x2="15.232cm" svg:y2="11.031cm" draw:start-shape="id8" draw:start-glue-point="3" draw:end-shape="id9" draw:end-glue-point="10" svg:d="M16158 11961c-694 0-232-930-926-930" svg:viewBox="0 0 927 931">
          <text:p/>
        </draw:connector>
        <draw:connector draw:style-name="gr6" draw:text-style-name="P1" draw:layer="layout" draw:type="curve" svg:x1="16.179cm" svg:y1="10.268cm" svg:x2="15.232cm" svg:y2="11.031cm" draw:start-shape="id10" draw:start-glue-point="3" draw:end-shape="id9" draw:end-glue-point="10" svg:d="M16179 10268c-711 0-238 763-947 763" svg:viewBox="0 0 948 764">
          <text:p/>
        </draw:connector>
        <draw:connector draw:style-name="gr6" draw:text-style-name="P1" draw:layer="layout" draw:type="curve" svg:x1="12.242cm" svg:y1="7.093cm" svg:x2="10.875cm" svg:y2="6.217cm" draw:start-shape="id11" draw:start-glue-point="3" draw:end-shape="id12" draw:end-glue-point="10" svg:d="M12242 7093c-1026 0-343-876-1367-876" svg:viewBox="0 0 1368 877">
          <text:p/>
        </draw:connector>
        <draw:connector draw:style-name="gr6" draw:text-style-name="P1" draw:layer="layout" draw:type="curve" svg:x1="12.263cm" svg:y1="5.4cm" svg:x2="10.875cm" svg:y2="6.217cm" draw:start-shape="id13" draw:start-glue-point="3" draw:end-shape="id12" draw:end-glue-point="10" svg:d="M12263 5400c-1041 0-347 817-1388 817" svg:viewBox="0 0 1389 818">
          <text:p/>
        </draw:connector>
        <draw:connector draw:style-name="gr6" draw:text-style-name="P1" draw:layer="layout" draw:type="curve" svg:x1="15.404cm" svg:y1="18.574cm" svg:x2="15.197cm" svg:y2="17.331cm" draw:start-shape="id14" draw:start-glue-point="0" draw:end-shape="id15" svg:d="M15404 18574c0-931-207-310-207-1243" svg:viewBox="0 0 208 1244">
          <text:p/>
        </draw:connector>
        <draw:frame draw:style-name="gr5" draw:text-style-name="P1" draw:layer="layout" svg:width="1.174cm" svg:height="0.53cm" svg:x="5.418cm" svg:y="10.49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text-style-name="P1" draw:layer="layout" svg:width="1.174cm" svg:height="0.53cm" svg:x="9.264cm" svg:y="5.999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5" draw:text-style-name="P1" draw:layer="layout" svg:width="1.174cm" svg:height="0.53cm" svg:x="13.51cm" svg:y="10.8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5" draw:text-style-name="P1" draw:layer="layout" svg:width="1.195cm" svg:height="0.53cm" svg:x="9.202cm" svg:y="14.183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5" draw:text-style-name="P1" draw:layer="layout" svg:width="1.174cm" svg:height="0.53cm" svg:x="14.617cm" svg:y="16.028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connector draw:style-name="gr7" draw:text-style-name="P1" draw:layer="layout" draw:type="curve" svg:x1="9.758cm" svg:y1="7.334cm" svg:x2="14.115cm" svg:y2="9.913cm" draw:start-shape="id12" draw:start-glue-point="8" draw:end-shape="id9" draw:end-glue-point="4" svg:d="M9758 7334c0 1933 4357 644 4357 2579" svg:viewBox="0 0 4358 2580">
          <text:p/>
        </draw:connector>
        <draw:connector draw:style-name="gr7" draw:text-style-name="P1" draw:layer="layout" draw:type="curve" svg:x1="12.997cm" svg:y1="11.031cm" svg:x2="8.967cm" svg:y2="7.007cm" draw:start-shape="id9" draw:start-glue-point="6" draw:end-shape="id12" draw:end-glue-point="7" svg:d="M12997 11031c-2687 0-4030-1341-4030-4024" svg:viewBox="0 0 4031 4025">
          <text:p/>
        </draw:connector>
        <draw:connector draw:style-name="gr7" draw:text-style-name="P1" draw:layer="layout" draw:type="curve" svg:x1="7.057cm" svg:y1="10.78cm" svg:x2="8.64cm" svg:y2="6.217cm" draw:start-shape="id1" draw:start-glue-point="10" draw:end-shape="id12" draw:end-glue-point="6" svg:d="M7057 10780c1186 0 395-4563 1583-4563" svg:viewBox="0 0 1584 4564">
          <text:p/>
        </draw:connector>
        <draw:connector draw:style-name="gr7" draw:text-style-name="P1" draw:layer="layout" draw:type="curve" svg:x1="10.87cm" svg:y1="14.343cm" svg:x2="14.09cm" svg:y2="16.213cm" draw:start-shape="id5" draw:start-glue-point="10" draw:end-shape="id15" svg:d="M10870 14343c2415 0 805 1870 3220 1870" svg:viewBox="0 0 3221 1871">
          <text:p/>
        </draw:connector>
        <draw:connector draw:style-name="gr7" draw:text-style-name="P1" draw:layer="layout" draw:type="curve" svg:x1="5.94cm" svg:y1="11.897cm" svg:x2="8.635cm" svg:y2="14.343cm" draw:start-shape="id1" draw:start-glue-point="8" draw:end-shape="id5" draw:end-glue-point="6" svg:d="M5940 11897c0 1631 898 2446 2695 2446" svg:viewBox="0 0 2696 2447">
          <text:p/>
        </draw:connector>
        <draw:connector draw:style-name="gr7" draw:text-style-name="P1" draw:layer="layout" draw:type="curve" svg:x1="15.198cm" svg:y1="15.096cm" svg:x2="14.115cm" svg:y2="12.148cm" draw:start-shape="id15" draw:start-glue-point="4" draw:end-shape="id9" draw:end-glue-point="8" svg:d="M15198 15096c0-2211-1083-737-1083-2948" svg:viewBox="0 0 1084 2949">
          <text:p/>
        </draw:connector>
        <draw:connector draw:style-name="gr7" draw:text-style-name="P1" draw:layer="layout" draw:type="curve" svg:x1="13.324cm" svg:y1="11.821cm" svg:x2="10.543cm" svg:y2="13.552cm" draw:start-shape="id9" draw:start-glue-point="7" draw:end-shape="id5" draw:end-glue-point="11" svg:d="M13324 11821c-2086 0-696 1731-2781 1731" svg:viewBox="0 0 2782 173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PGothic" svg:font-family="IPAPGothic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PGothic" style:font-family-asian="IPAPGothic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26T02:19:41.446182918</meta:creation-date>
    <dc:date>2014-09-26T02:32:47.100046003</dc:date>
    <meta:editing-duration>PT13M5S</meta:editing-duration>
    <meta:editing-cycles>6</meta:editing-cycles>
    <meta:generator>LibreOffice/4.3.1.2$Linux_X86_64 LibreOffice_project/958349dc3b25111dbca392fbc281a05559ef6848</meta:generator>
    <meta:document-statistic meta:object-count="47"/>
  </office:meta>
</office:document-meta>
</file>

<file path=Object 1/content.xml><?xml version="1.0" encoding="utf-8"?>
<math xmlns="http://www.w3.org/1998/Math/MathML" display="block">
  <semantics>
    <msub>
      <mi>m</mi>
      <mn>1</mn>
    </msub>
    <annotation encoding="StarMath 5.0">m_1</annotation>
  </semantics>
</math>
</file>

<file path=Object 10/content.xml><?xml version="1.0" encoding="utf-8"?>
<math xmlns="http://www.w3.org/1998/Math/MathML" display="block">
  <semantics>
    <msub>
      <mi>m</mi>
      <mn>10</mn>
    </msub>
    <annotation encoding="StarMath 5.0">m_10</annotation>
  </semantics>
</math>
</file>

<file path=Object 11/content.xml><?xml version="1.0" encoding="utf-8"?>
<math xmlns="http://www.w3.org/1998/Math/MathML" display="block">
  <semantics>
    <msub>
      <mi mathvariant="italic">User</mi>
      <mn>1</mn>
    </msub>
    <annotation encoding="StarMath 5.0">User_1</annotation>
  </semantics>
</math>
</file>

<file path=Object 12/content.xml><?xml version="1.0" encoding="utf-8"?>
<math xmlns="http://www.w3.org/1998/Math/MathML" display="block">
  <semantics>
    <msub>
      <mi mathvariant="italic">User</mi>
      <mn>2</mn>
    </msub>
    <annotation encoding="StarMath 5.0">User_2</annotation>
  </semantics>
</math>
</file>

<file path=Object 13/content.xml><?xml version="1.0" encoding="utf-8"?>
<math xmlns="http://www.w3.org/1998/Math/MathML" display="block">
  <semantics>
    <msub>
      <mi mathvariant="italic">User</mi>
      <mn>3</mn>
    </msub>
    <annotation encoding="StarMath 5.0">User_3</annotation>
  </semantics>
</math>
</file>

<file path=Object 14/content.xml><?xml version="1.0" encoding="utf-8"?>
<math xmlns="http://www.w3.org/1998/Math/MathML" display="block">
  <semantics>
    <msub>
      <mi mathvariant="italic">User</mi>
      <mn>4</mn>
    </msub>
    <annotation encoding="StarMath 5.0">User_4</annotation>
  </semantics>
</math>
</file>

<file path=Object 15/content.xml><?xml version="1.0" encoding="utf-8"?>
<math xmlns="http://www.w3.org/1998/Math/MathML" display="block">
  <semantics>
    <msub>
      <mi mathvariant="italic">User</mi>
      <mn>5</mn>
    </msub>
    <annotation encoding="StarMath 5.0">User_5</annotation>
  </semantics>
</math>
</file>

<file path=Object 2/content.xml><?xml version="1.0" encoding="utf-8"?>
<math xmlns="http://www.w3.org/1998/Math/MathML" display="block">
  <semantics>
    <msub>
      <mi>m</mi>
      <mn>2</mn>
    </msub>
    <annotation encoding="StarMath 5.0">m_2</annotation>
  </semantics>
</math>
</file>

<file path=Object 3/content.xml><?xml version="1.0" encoding="utf-8"?>
<math xmlns="http://www.w3.org/1998/Math/MathML" display="block">
  <semantics>
    <msub>
      <mi>m</mi>
      <mn>3</mn>
    </msub>
    <annotation encoding="StarMath 5.0">m_3</annotation>
  </semantics>
</math>
</file>

<file path=Object 4/content.xml><?xml version="1.0" encoding="utf-8"?>
<math xmlns="http://www.w3.org/1998/Math/MathML" display="block">
  <semantics>
    <msub>
      <mi>m</mi>
      <mn>4</mn>
    </msub>
    <annotation encoding="StarMath 5.0">m_4</annotation>
  </semantics>
</math>
</file>

<file path=Object 5/content.xml><?xml version="1.0" encoding="utf-8"?>
<math xmlns="http://www.w3.org/1998/Math/MathML" display="block">
  <semantics>
    <msub>
      <mi>m</mi>
      <mn>5</mn>
    </msub>
    <annotation encoding="StarMath 5.0">m_5</annotation>
  </semantics>
</math>
</file>

<file path=Object 6/content.xml><?xml version="1.0" encoding="utf-8"?>
<math xmlns="http://www.w3.org/1998/Math/MathML" display="block">
  <semantics>
    <msub>
      <mi>m</mi>
      <mn>6</mn>
    </msub>
    <annotation encoding="StarMath 5.0">m_6</annotation>
  </semantics>
</math>
</file>

<file path=Object 7/content.xml><?xml version="1.0" encoding="utf-8"?>
<math xmlns="http://www.w3.org/1998/Math/MathML" display="block">
  <semantics>
    <msub>
      <mi>m</mi>
      <mn>7</mn>
    </msub>
    <annotation encoding="StarMath 5.0">m_7</annotation>
  </semantics>
</math>
</file>

<file path=Object 8/content.xml><?xml version="1.0" encoding="utf-8"?>
<math xmlns="http://www.w3.org/1998/Math/MathML" display="block">
  <semantics>
    <msub>
      <mi>m</mi>
      <mn>8</mn>
    </msub>
    <annotation encoding="StarMath 5.0">m_8</annotation>
  </semantics>
</math>
</file>

<file path=Object 9/content.xml><?xml version="1.0" encoding="utf-8"?>
<math xmlns="http://www.w3.org/1998/Math/MathML" display="block">
  <semantics>
    <msub>
      <mi>m</mi>
      <mn>9</mn>
    </msub>
    <annotation encoding="StarMath 5.0">m_9</annotation>
  </semantics>
</math>
</file>